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.1043in" fo:margin-top="0in" fo:margin-bottom="0in" style:contextual-spacing="false" style:line-height-at-least="0.0984in" fo:text-align="justify" style:justify-single-word="false" fo:orphans="2" fo:widows="2" fo:text-indent="0in" style:auto-text-indent="false" fo:padding="0in" fo:border="none"/>
      <style:text-properties fo:font-variant="normal" fo:text-transform="none" fo:color="#0c0c0c" loext:opacity="100%" style:font-name="Arial" fo:font-size="11.25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.198in" style:auto-text-indent="false" fo:padding="0in" fo:border="none"/>
      <style:text-properties fo:font-variant="normal" fo:text-transform="none" fo:color="#0c0c0c" loext:opacity="100%" style:font-name="Times New Roman1" fo:font-size="14pt" fo:letter-spacing="normal" fo:font-style="italic" fo:font-weight="normal" officeooo:paragraph-rsid="000a74ca" style:font-size-asian="14pt" style:font-size-complex="14pt"/>
    </style:style>
    <style:style style:name="P3" style:family="paragraph" style:parent-style-name="Text_20_body">
      <style:paragraph-properties fo:margin-left="0in" fo:margin-right="0in" fo:margin-top="0.0102in" fo:margin-bottom="0in" style:contextual-spacing="false" fo:line-height="115%" fo:text-align="justify" style:justify-single-word="false" fo:orphans="2" fo:widows="2" fo:text-indent="0.198in" style:auto-text-indent="false" fo:padding="0in" fo:border="none"/>
      <style:text-properties fo:font-variant="normal" fo:text-transform="none" fo:color="#0c0c0c" loext:opacity="100%" style:font-name="Times New Roman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.198in" style:auto-text-indent="false" fo:padding="0in" fo:border="none"/>
      <style:text-properties fo:font-variant="normal" fo:text-transform="none" fo:color="#0c0c0c" loext:opacity="100%" style:font-name="Times New Roman1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in" fo:margin-right="0in" fo:margin-top="0.0209in" fo:margin-bottom="0in" style:contextual-spacing="false" fo:line-height="115%" fo:text-align="justify" style:justify-single-word="false" fo:orphans="2" fo:widows="2" fo:text-indent="0.198in" style:auto-text-indent="false" fo:padding="0in" fo:border="none"/>
      <style:text-properties fo:font-variant="normal" fo:text-transform="none" fo:color="#0c0c0c" loext:opacity="100%" style:font-name="Times New Roman1" fo:font-size="14pt" fo:letter-spacing="normal" fo:font-style="normal" fo:font-weight="normal" officeooo:paragraph-rsid="0008fc65" style:font-size-asian="14pt" style:font-size-complex="14pt"/>
    </style:style>
    <style:style style:name="P6" style:family="paragraph" style:parent-style-name="Text_20_body">
      <style:paragraph-properties fo:margin-left="0in" fo:margin-right="0in" fo:margin-top="0.0209in" fo:margin-bottom="0in" style:contextual-spacing="false" fo:line-height="115%" fo:text-align="justify" style:justify-single-word="false" fo:orphans="2" fo:widows="2" fo:text-indent="0.198in" style:auto-text-indent="false" fo:padding="0in" fo:border="none"/>
      <style:text-properties style:font-name="Times New Roman1" fo:font-size="14pt" officeooo:paragraph-rsid="0008fc65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normal"/>
    </style:style>
    <style:style style:name="T5" style:family="text">
      <style:text-properties style:font-name="Arial" fo:font-size="11.25pt" fo:font-style="normal"/>
    </style:style>
    <style:style style:name="T6" style:family="text">
      <style:text-properties style:font-name="Arial" fo:font-style="normal"/>
    </style:style>
    <style:style style:name="T7" style:family="text">
      <style:text-properties fo:font-variant="normal" fo:text-transform="none" fo:color="#0c0c0c" loext:opacity="100%" style:font-name="Arial" fo:font-size="11.25pt" fo:font-style="italic" fo:font-weight="bold" loext:padding="0in" loext:border="none"/>
    </style:style>
    <style:style style:name="T8" style:family="text">
      <style:text-properties fo:font-variant="normal" fo:text-transform="none" fo:color="#0c0c0c" loext:opacity="100%" style:font-name="Arial" fo:font-size="11.25pt" fo:font-style="italic" fo:font-weight="normal" loext:padding="0in" loext:border="none"/>
    </style:style>
    <style:style style:name="T9" style:family="text">
      <style:text-properties fo:font-variant="normal" fo:text-transform="none" fo:color="#0c0c0c" loext:opacity="100%" style:font-name="Arial" fo:font-size="11.25pt" fo:font-style="normal" fo:font-weight="normal" loext:padding="0in" loext:border="none"/>
    </style:style>
    <style:style style:name="T10" style:family="text">
      <style:text-properties fo:font-variant="normal" fo:text-transform="none" fo:color="#0c0c0c" loext:opacity="100%" style:font-name="Arial" fo:font-size="11.2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c0c0c" loext:opacity="100%" style:font-name="Arial" fo:font-size="11.25pt" fo:letter-spacing="normal" fo:font-style="italic" fo:font-weight="normal" loext:padding="0in" loext:border="none"/>
    </style:style>
    <style:style style:name="T12" style:family="text">
      <style:text-properties fo:font-variant="normal" fo:text-transform="none" fo:color="#0c0c0c" loext:opacity="100%" style:font-name="Arial" fo:font-size="9.75pt" fo:letter-spacing="normal" fo:font-style="italic" fo:font-weight="bold" loext:padding="0in" loext:border="none"/>
    </style:style>
    <style:style style:name="T13" style:family="text">
      <style:text-properties fo:font-variant="normal" fo:text-transform="none" fo:color="#0c0c0c" loext:opacity="100%" style:font-name="Arial" fo:font-size="9.75pt" fo:letter-spacing="normal" fo:font-style="italic" fo:font-weight="normal" loext:padding="0in" loext:border="none"/>
    </style:style>
    <style:style style:name="T14" style:family="text">
      <style:text-properties fo:font-variant="normal" fo:text-transform="none" fo:color="#0c0c0c" loext:opacity="100%" style:font-name="Arial" fo:font-size="9.75pt" fo:letter-spacing="normal" fo:font-style="normal" fo:font-weight="normal" loext:padding="0in" loext:border="none"/>
    </style:style>
    <style:style style:name="T15" style:family="text">
      <style:text-properties fo:font-variant="normal" fo:text-transform="none" fo:color="#0c0c0c" loext:opacity="100%" style:font-name="Arial" fo:font-size="9.75pt" fo:font-style="normal" fo:font-weight="normal" loext:padding="0in" loext:border="none"/>
    </style:style>
    <style:style style:name="T16" style:family="text">
      <style:text-properties fo:font-variant="normal" fo:text-transform="none" fo:color="#0c0c0c" loext:opacity="100%" style:font-name="Arial" fo:font-size="9.75pt" fo:font-style="italic" fo:font-weight="normal" loext:padding="0in" loext:border="none"/>
    </style:style>
    <style:style style:name="T17" style:family="text">
      <style:text-properties fo:font-variant="normal" fo:text-transform="none" fo:color="#0c0c0c" loext:opacity="100%" style:font-name="Arial" fo:font-size="5.25pt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0c0c0c" loext:opacity="100%" style:font-name="Arial" fo:font-style="italic" fo:font-weight="bold" loext:padding="0in" loext:border="none"/>
    </style:style>
    <style:style style:name="T19" style:family="text">
      <style:text-properties fo:font-variant="normal" fo:text-transform="none" fo:color="#0c0c0c" loext:opacity="100%" style:font-name="Arial" fo:font-style="italic" fo:font-weight="normal" loext:padding="0in" loext:border="none"/>
    </style:style>
    <style:style style:name="T20" style:family="text">
      <style:text-properties fo:font-variant="normal" fo:text-transform="none" fo:color="#0c0c0c" loext:opacity="100%" style:font-name="Arial" fo:font-style="normal" fo:font-weight="normal" loext:padding="0in" loext:border="none"/>
    </style:style>
    <style:style style:name="T21" style:family="text">
      <style:text-properties fo:font-variant="normal" fo:text-transform="none" fo:color="#0c0c0c" loext:opacity="100%" style:font-name="Arial" fo:letter-spacing="normal" fo:font-style="italic" fo:font-weight="bold" loext:padding="0in" loext:border="none"/>
    </style:style>
    <style:style style:name="T22" style:family="text">
      <style:text-properties fo:font-variant="normal" fo:text-transform="none" fo:color="#0c0c0c" loext:opacity="100%" style:font-name="Arial" fo:letter-spacing="normal" fo:font-style="italic" fo:font-weight="normal" loext:padding="0in" loext:border="none"/>
    </style:style>
    <style:style style:name="T23" style:family="text">
      <style:text-properties fo:font-variant="normal" fo:text-transform="none" fo:color="#0c0c0c" loext:opacity="100%" style:font-name="Arial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0c0c0c" loext:opacity="100%" fo:font-style="italic" fo:font-weight="bold" loext:padding="0in" loext:border="none"/>
    </style:style>
    <style:style style:name="T25" style:family="text">
      <style:text-properties fo:font-variant="normal" fo:text-transform="none" fo:color="#0c0c0c" loext:opacity="100%" fo:font-style="italic" fo:font-weight="normal" loext:padding="0in" loext:border="none"/>
    </style:style>
    <style:style style:name="T26" style:family="text">
      <style:text-properties fo:font-variant="normal" fo:text-transform="none" fo:color="#0c0c0c" loext:opacity="100%" fo:font-style="normal" fo:font-weight="normal" loext:padding="0in" loext:border="none"/>
    </style:style>
    <style:style style:name="T27" style:family="text">
      <style:text-properties fo:font-variant="normal" fo:text-transform="none" fo:color="#0c0c0c" loext:opacity="100%" fo:letter-spacing="normal" fo:font-style="italic" fo:font-weight="bold"/>
    </style:style>
    <style:style style:name="T28" style:family="text">
      <style:text-properties fo:font-variant="normal" fo:text-transform="none" fo:color="#0c0c0c" loext:opacity="100%" fo:letter-spacing="normal" fo:font-style="italic" fo:font-weight="bold" loext:padding="0in" loext:border="none"/>
    </style:style>
    <style:style style:name="T29" style:family="text">
      <style:text-properties fo:font-variant="normal" fo:text-transform="none" fo:color="#0c0c0c" loext:opacity="100%" fo:letter-spacing="normal" fo:font-style="italic" fo:font-weight="normal" loext:padding="0in" loext:border="none"/>
    </style:style>
    <style:style style:name="T30" style:family="text">
      <style:text-properties fo:font-variant="normal" fo:text-transform="none" fo:color="#0c0c0c" loext:opacity="100%" fo:letter-spacing="normal" fo:font-style="normal" fo:font-weight="normal"/>
    </style:style>
    <style:style style:name="T31" style:family="text">
      <style:text-properties fo:font-variant="normal" fo:text-transform="none" fo:color="#0c0c0c" loext:opacity="100%" fo:letter-spacing="normal" fo:font-style="normal" fo:font-weight="normal" loext:padding="0in" loext:border="none"/>
    </style:style>
    <style:style style:name="T32" style:family="text">
      <style:text-properties fo:font-variant="normal" fo:text-transform="none" fo:color="#0c0c0c" loext:opacity="100%" fo:letter-spacing="normal" fo:font-style="normal" fo:font-weight="normal" officeooo:rsid="000a74ca" loext:padding="0in" loext:border="none"/>
    </style:style>
    <style:style style:name="T33" style:family="text">
      <style:text-properties fo:font-variant="normal" fo:text-transform="none" fo:color="#0c0c0c" loext:opacity="100%" fo:letter-spacing="normal" fo:language="uk" fo:country="UA" fo:font-style="normal" fo:font-weight="normal"/>
    </style:style>
    <style:style style:name="T34" style:family="text">
      <style:text-properties fo:font-variant="normal" fo:text-transform="none" fo:color="#0c0c0c" loext:opacity="100%" fo:letter-spacing="normal" fo:language="uk" fo:country="UA" fo:font-style="normal" fo:font-weight="normal" officeooo:rsid="000a74ca"/>
    </style:style>
    <style:style style:name="T35" style:family="text">
      <style:text-properties fo:font-size="5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Таємниця пізнання завжди хвилювала розум людини. Як людина пізнає навколишній світ? Чи здатна вона проникнути в сутність речей? Чи існують межі пізнавальних здібностей людини і які вони? Ці і інші важливі світоглядні питання є предметом гносеології.</text:span> </text:p>
      <text:p text:style-name="P2"><text:span text:style-name="T1">Гносеологія </text:span><text:span text:style-name="T4">(</text:span>від грецького. gnosis – знання, пізнання<text:span text:style-name="T4">) – розділ філософії, у якому вивчаються проблеми природи пізнання і його можливостей, відношення знання до реальності, досліджуються загальні передумови пізнання, виявляються умови його вірогідності, істинності. Гносеологія – теорія пізнання. </text:span></text:p>
      <text:p text:style-name="P2"><text:span text:style-name="T1">Пізнання </text:span><text:span text:style-name="T4">– це соціально опосередкований процес відбиття суб'єктом об'єкта.</text:span></text:p>
      <text:p text:style-name="P3"><text:span text:style-name="T3">Об'єкт пізнання </text:span>(<text:span text:style-name="T2">Об</text:span>) – те, що відбивається: світ, людина, суспільство, мислення.</text:p>
      <text:p text:style-name="P5"><text:span text:style-name="T3">Суб'єкт пізнання </text:span>(<text:span text:style-name="T2">Сб</text:span>) – той, хто відбиває: людина, соціальна група, людство.</text:p>
      <text:p text:style-name="P6"><text:span text:style-name="T30">З визначення категорії "пізнання" </text:span><text:span text:style-name="T33">виявля</text:span><text:span text:style-name="T34">є</text:span><text:span text:style-name="T33">ться</text:span><text:span text:style-name="T30">, що головним протиріччям пізнавальної діяльності є </text:span><text:span text:style-name="T27">протиріччя об'єкта і суб'єкта (об'єктивного і суб'єктивного). </text:span><text:span text:style-name="T30">Одна з головних проблем гносеології – з'ясування механізму взаємозв'язку об'єкта і суб'єкта в пізнанні. Всі гносеологічні концепції можна звести до трьох моделей пізнавального процесу, які по-різному трактують взаємозв'язок об'єкта (Об) і суб'єкта (Сб).</text:span></text:p>
      <text:p text:style-name="P6"><text:span text:style-name="T24">I – метафізична модель </text:span><text:span text:style-name="T26">процесу пізнання характерна для ранніх форм розвитку філософії і науки. Пізнання тут трактується як процес простого, пасивного споглядання суб'єктом об'єкта. Суб'єкт як би фотографує об'єкт, відбиваючи його точно таким, який він є насправді поза його органами почуттів; тому образ дорівнює об'єкту або абсолютно об'єктивний. Однак з позиції такого спрощеного трактування процесу пізнання неможливо пояснити розвиток пізнання, або, як можливі різні думки по тому самому питанню, або, як суб'єкт, однозначно і пасивно відбиваючи мир, здатний створити щось таке, чого в природі ще не було (</text:span><text:span text:style-name="T25">здатність до творчості</text:span><text:span text:style-name="T26">). Іншими словами, активність суб'єкта в процесі пізнання філософи помітили ще в давній філософії. Саме так з'явилася друга модель.</text:span></text:p>
      <text:p text:style-name="P6"><text:span text:style-name="T28">II – агностицизм</text:span><text:span text:style-name="T31">. Якщо в першої моделі абсолютизується об'єктивність образа (</text:span><text:span text:style-name="T29">результату пізнання</text:span><text:span text:style-name="T31">), то в агностицизмі – його суб'єктивність (</text:span><text:span text:style-name="T29">образ = суб'єктові</text:span><text:span text:style-name="T31">) і на цій основі заперечується</text:span><text:bookmark text:name="id_1"/><text:span text:style-name="T31"> </text:span><text:span text:style-name="T26">здатність людини пізнавати світ таким, який він є насправді поза нашими органами почуттів. Суб'єкт не пасивно відбиває об'єкт, а істотно переробляє інформацію, що йде від об'єкта. Образ завжди суб'єктивний, тому що він залежить від будови органів почуттів і нервової системи людини, від його утворення, досвіду, системи цінностей, навіть настрою в цей момент. Візьмемо, наприклад, самий елементарний акт </text:span><text:soft-page-break/><text:span text:style-name="T26">пізнання – зорове відчуття. Відомо, що в природі немає кольорів: зеленого, жовтого, червоного, синього і т.п.; ми ж відображуємо мир кольоровим. Отже, наше відчуття дає нам картину не схожу на об'єкт, а тому що ми не можемо вийти за межі своїх відчуттів (вони єдина зв’язуюча ланка людини із зовнішнім світом), то ми не можемо із упевненістю стверджувати, що світ пізнаваний (</text:span><text:span text:style-name="T25">що ми його пізнаємо таким, який він є, наприклад кантівська "річ у собі"</text:span><text:span text:style-name="T26">). Крайній агностицизм стверджує, що світу поза нами взагалі немає (</text:span><text:span text:style-name="T25">або людина не може це довести</text:span><text:span text:style-name="T26">) – є тільки наші відчуття. Історично перша форма агностицизму – античний скептицизм, у якому були сформульовані аргументи (тропи) проти можливості достовірного знання. Знамениті 10 тропів Энесидема: не можна ніщо достовірне стверджувати так, як: </text:span><text:span text:style-name="T31">ті ж самі речі викликають у різних земних істот різні відчуття; одним вони корисні, а іншим шкідливі; різні люди також відчувають речі по-різному; той самий предмет різні органи почуттів сприймають по-різному; в різних станах люди сприймають речі не однаково, і навіть те, що бачать божевільні, не суперечить природі; судження про речі залежить від їхнього положення (</text:span><text:span text:style-name="T29">місця, відстані</text:span><text:span text:style-name="T31">); речі не можуть сприйматися ізольовано, у сполученні з різними обставинами вони сприймаються по</text:span><text:span text:style-name="T32">-</text:span><text:span text:style-name="T31">різному (</text:span><text:span text:style-name="T29">напри клад, камінь здається у воді легше, ніж у повітрі</text:span><text:span text:style-name="T31">); судження про речі залежить від внутрішнього устрою, структури речей; судження завжди відносні в силу відносності всіх явищ; судження залежать від того, постійно або рідко зустрічаються явища; судження залежать від поводження суб'єкта.</text:span></text:p>
      <text:p text:style-name="P4">Агностицизм абсолютизує суб'єктивність образу. Активність суб'єкта в пізнанні розуміється як активність винятково духовна, а суб'єкт розглядається як одиничний, ізольований (<text:span text:style-name="T2">як Робінзон, звідси термін – "гносеологічна робінзонада"</text:span>), а не як член суспільства, залучений у реальний процес історичної практики.</text:p>
      <text:p text:style-name="P4">Заслугою агностиків є розкриття і аналіз основних протиріч процесу пізнання, уявлення його як складного і суперечливого явища. Однак діалектичне трактування цих протиріч було почато в новій гносеологічній концепції.</text:p>
      <text:p text:style-name="P4"><text:span text:style-name="T3">III – діалектична модель. </text:span>Активність суб'єкта розуміється не тільки як духовна (пізнавальна), але як практична. Суб'єкт, пізнаючи об'єкт, включає його (прямо або побічно) у сферу своєї практичної діяльності. Практика як матеріальна, чуттєво – предметна, цілепокладаюча діяльність людини поєднує протилежність об'єкта і суб'єкта в пізнанні. Образ, відповідно до цієї концепції, є діалектична єдність об'єктивного і суб’єктивного. В практиці, оперуючи з об’єктом, суб’єкт виходить за межі почуттєвого досвіду і може довести вірогідність свого знання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3:24:39.979000000</meta:creation-date>
    <dc:date>2023-12-11T13:41:19.065000000</dc:date>
    <meta:editing-duration>PT16M37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1" meta:word-count="698" meta:character-count="5190" meta:non-whitespace-character-count="4485"/>
  </office:meta>
</office:document-meta>
</file>